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000000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5" style:family="graphic" style:parent-style-name="objectwithoutfill">
      <style:graphic-properties svg:stroke-width="0.035cm" svg:stroke-color="#3333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-color="#000000"/>
      <style:paragraph-properties fo:text-align="center"/>
      <style:text-properties fo:font-size="11pt"/>
    </style:style>
    <style:style style:name="P6" style:family="paragraph">
      <style:text-properties fo:font-size="11pt"/>
    </style:style>
    <style:style style:name="P7" style:family="paragraph">
      <loext:graphic-properties draw:fill="none" draw:fill-color="#ffffff"/>
      <style:text-properties fo:font-size="11pt" style:font-size-asian="12pt" style:font-size-complex="12pt"/>
    </style:style>
    <style:style style:name="P8" style:family="paragraph">
      <loext:graphic-properties draw:fill="none"/>
      <style:paragraph-properties fo:text-align="center"/>
      <style:text-properties fo:font-size="11pt"/>
    </style:style>
    <style:style style:name="P9" style:family="paragraph">
      <style:text-properties fo:font-size="11pt" fo:background-color="#ffffff"/>
    </style:style>
    <style:style style:name="P10" style:family="paragraph">
      <loext:graphic-properties draw:fill="none" draw:fill-color="#ffffff"/>
      <style:text-properties fo:font-size="11pt" fo:background-color="#ffffff" style:font-size-asian="12pt" style:font-size-complex="12pt"/>
    </style:style>
    <style:style style:name="P11" style:family="paragraph">
      <style:text-properties fo:font-size="11pt" fo:background-color="transparent"/>
    </style:style>
    <style:style style:name="P12" style:family="paragraph">
      <loext:graphic-properties draw:fill="none" draw:fill-color="#ffffff"/>
      <style:text-properties fo:font-size="11pt" fo:background-color="transparen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position="-8% 58%" fo:font-size="12pt" style:font-size-asian="12pt" style:font-size-complex="12pt"/>
    </style:style>
    <style:style style:name="T3" style:family="text">
      <style:text-properties style:text-position="0% 100%" fo:font-size="12pt" style:font-size-asian="12pt" style:font-size-complex="12pt"/>
    </style:style>
    <style:style style:name="T4" style:family="text">
      <style:text-properties style:font-size-asian="12pt" style:font-size-complex="12pt"/>
    </style:style>
    <style:style style:name="T5" style:family="text">
      <style:text-properties fo:background-color="transparen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254cm" svg:height="0.254cm" svg:x="10.269cm" svg:y="2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0.254cm" svg:height="0.254cm" svg:x="10.27cm" svg:y="4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254cm" svg:height="0.254cm" svg:x="14.271cm" svg:y="4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254cm" svg:height="0.254cm" svg:x="14.272cm" svg:y="6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0.254cm" svg:height="0.254cm" svg:x="15.273cm" svg:y="6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0.254cm" svg:height="0.254cm" svg:x="13.274cm" svg:y="6.5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0.254cm" svg:height="0.254cm" svg:x="13.275cm" svg:y="8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0.254cm" svg:height="0.254cm" svg:x="15.276cm" svg:y="8.5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0.254cm" svg:height="0.254cm" svg:x="14.277cm" svg:y="10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0.254cm" svg:height="0.254cm" svg:x="14.278cm" svg:y="12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0.254cm" svg:height="0.254cm" svg:x="12.279cm" svg:y="10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0.254cm" svg:height="0.254cm" svg:x="12.28cm" svg:y="8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0.254cm" svg:height="0.254cm" svg:x="10.281cm" svg:y="8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0.254cm" svg:height="0.254cm" svg:x="11.282cm" svg:y="6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" draw:id="id16" draw:layer="layout" svg:width="0.254cm" svg:height="0.254cm" svg:x="9.283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0" draw:id="id20" draw:layer="layout" svg:width="0.254cm" svg:height="0.254cm" svg:x="8.284cm" svg:y="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8" draw:id="id18" draw:layer="layout" svg:width="0.254cm" svg:height="0.254cm" svg:x="7.285cm" svg:y="8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9" draw:id="id19" draw:layer="layout" svg:width="0.254cm" svg:height="0.254cm" svg:x="6.286cm" svg:y="8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" draw:id="id17" draw:layer="layout" svg:width="0.254cm" svg:height="0.254cm" svg:x="7.287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254cm" svg:height="0.254cm" svg:x="6.288cm" svg:y="4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1" draw:id="id21" draw:layer="layout" svg:width="0.254cm" svg:height="0.254cm" svg:x="5.289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0.396cm" svg:y1="2.84cm" svg:x2="10.397cm" svg:y2="4.587cm" draw:start-shape="id1" draw:start-glue-point="8" draw:end-shape="id2" draw:end-glue-point="4" svg:d="M10396 2840l1 1747" svg:viewBox="0 0 2 1748">
          <text:p/>
        </draw:connector>
        <draw:connector draw:style-name="gr2" draw:text-style-name="P2" draw:layer="layout" draw:type="line" svg:x1="10.306cm" svg:y1="2.803cm" svg:x2="6.505cm" svg:y2="4.642cm" draw:start-shape="id1" draw:start-glue-point="7" draw:end-shape="id3" draw:end-glue-point="11" svg:d="M10306 2803l-3801 1839" svg:viewBox="0 0 3802 1840">
          <text:p/>
        </draw:connector>
        <draw:connector draw:style-name="gr2" draw:text-style-name="P2" draw:layer="layout" draw:type="line" svg:x1="10.486cm" svg:y1="2.803cm" svg:x2="14.308cm" svg:y2="4.625cm" draw:start-shape="id1" draw:start-glue-point="9" draw:end-shape="id4" draw:end-glue-point="5" svg:d="M10486 2803l3822 1822" svg:viewBox="0 0 3823 1823">
          <text:p/>
        </draw:connector>
        <draw:connector draw:style-name="gr2" draw:text-style-name="P2" draw:layer="layout" draw:type="line" svg:x1="14.398cm" svg:y1="4.842cm" svg:x2="14.399cm" svg:y2="6.589cm" draw:start-shape="id4" draw:start-glue-point="8" draw:end-shape="id5" draw:end-glue-point="4" svg:d="M14398 4842l1 1747" svg:viewBox="0 0 2 1748">
          <text:p/>
        </draw:connector>
        <draw:connector draw:style-name="gr2" draw:text-style-name="P2" draw:layer="layout" draw:type="line" svg:x1="14.308cm" svg:y1="4.805cm" svg:x2="13.401cm" svg:y2="6.591cm" draw:start-shape="id4" draw:start-glue-point="7" draw:end-shape="id6" draw:end-glue-point="4" svg:d="M14308 4805l-907 1786" svg:viewBox="0 0 908 1787">
          <text:p/>
        </draw:connector>
        <draw:connector draw:style-name="gr2" draw:text-style-name="P2" draw:layer="layout" draw:type="line" svg:x1="14.488cm" svg:y1="4.805cm" svg:x2="15.4cm" svg:y2="6.59cm" draw:start-shape="id4" draw:start-glue-point="9" draw:end-shape="id7" draw:end-glue-point="4" svg:d="M14488 4805l912 1785" svg:viewBox="0 0 913 1786">
          <text:p/>
        </draw:connector>
        <draw:connector draw:style-name="gr2" draw:text-style-name="P2" draw:layer="layout" draw:type="line" svg:x1="14.309cm" svg:y1="6.806cm" svg:x2="13.402cm" svg:y2="8.592cm" draw:start-shape="id5" draw:start-glue-point="7" draw:end-shape="id8" draw:end-glue-point="4" svg:d="M14309 6806l-907 1786" svg:viewBox="0 0 908 1787">
          <text:p/>
        </draw:connector>
        <draw:connector draw:style-name="gr2" draw:text-style-name="P2" draw:layer="layout" draw:type="line" svg:x1="14.489cm" svg:y1="6.806cm" svg:x2="15.403cm" svg:y2="8.593cm" draw:start-shape="id5" draw:start-glue-point="9" draw:end-shape="id9" draw:end-glue-point="4" svg:d="M14489 6806l914 1787" svg:viewBox="0 0 915 1788">
          <text:p/>
        </draw:connector>
        <draw:connector draw:style-name="gr2" draw:text-style-name="P2" draw:layer="layout" draw:type="line" svg:x1="13.312cm" svg:y1="8.809cm" svg:x2="12.406cm" svg:y2="10.596cm" draw:start-shape="id8" draw:start-glue-point="7" draw:end-shape="id10" draw:end-glue-point="4" svg:d="M13312 8809l-906 1787" svg:viewBox="0 0 907 1788">
          <text:p/>
        </draw:connector>
        <draw:connector draw:style-name="gr2" draw:text-style-name="P2" draw:layer="layout" draw:type="line" svg:x1="13.492cm" svg:y1="8.809cm" svg:x2="14.404cm" svg:y2="10.594cm" draw:start-shape="id8" draw:start-glue-point="9" draw:end-shape="id11" draw:end-glue-point="4" svg:d="M13492 8809l912 1785" svg:viewBox="0 0 913 1786">
          <text:p/>
        </draw:connector>
        <draw:connector draw:style-name="gr2" draw:text-style-name="P2" draw:layer="layout" draw:type="line" svg:x1="14.404cm" svg:y1="10.848cm" svg:x2="14.405cm" svg:y2="12.595cm" draw:start-shape="id11" draw:start-glue-point="8" draw:end-shape="id12" draw:end-glue-point="4" svg:d="M14404 10848l1 1747" svg:viewBox="0 0 2 1748">
          <text:p/>
        </draw:connector>
        <draw:connector draw:style-name="gr2" draw:text-style-name="P2" draw:layer="layout" draw:type="line" svg:x1="11.319cm" svg:y1="6.816cm" svg:x2="10.408cm" svg:y2="8.598cm" draw:start-shape="id13" draw:start-glue-point="7" draw:end-shape="id14" draw:end-glue-point="4" svg:d="M11319 6816l-911 1782" svg:viewBox="0 0 912 1783">
          <text:p/>
        </draw:connector>
        <draw:connector draw:style-name="gr2" draw:text-style-name="P2" draw:layer="layout" draw:type="line" svg:x1="11.499cm" svg:y1="6.816cm" svg:x2="12.407cm" svg:y2="8.597cm" draw:start-shape="id13" draw:start-glue-point="9" draw:end-shape="id15" draw:end-glue-point="4" svg:d="M11499 6816l908 1781" svg:viewBox="0 0 909 1782">
          <text:p/>
        </draw:connector>
        <draw:connector draw:style-name="gr2" draw:text-style-name="P2" draw:layer="layout" draw:type="line" svg:x1="10.487cm" svg:y1="4.804cm" svg:x2="11.409cm" svg:y2="6.599cm" draw:start-shape="id2" draw:start-glue-point="9" draw:end-shape="id13" draw:end-glue-point="4" svg:d="M10487 4804l922 1795" svg:viewBox="0 0 923 1796">
          <text:p/>
        </draw:connector>
        <draw:connector draw:style-name="gr2" draw:text-style-name="P2" draw:layer="layout" draw:type="line" svg:x1="10.307cm" svg:y1="4.804cm" svg:x2="9.41cm" svg:y2="6.6cm" draw:start-shape="id2" draw:start-glue-point="7" draw:end-shape="id16" draw:end-glue-point="4" svg:d="M10307 4804l-897 1796" svg:viewBox="0 0 898 1797">
          <text:p/>
        </draw:connector>
        <draw:connector draw:style-name="gr2" draw:text-style-name="P2" draw:layer="layout" draw:type="line" svg:x1="7.414cm" svg:y1="6.858cm" svg:x2="7.412cm" svg:y2="8.602cm" draw:start-shape="id17" draw:start-glue-point="8" draw:end-shape="id18" draw:end-glue-point="4" svg:d="M7414 6858l-2 1744" svg:viewBox="0 0 3 1745">
          <text:p/>
        </draw:connector>
        <draw:connector draw:style-name="gr2" draw:text-style-name="P2" draw:layer="layout" draw:type="line" svg:x1="7.324cm" svg:y1="6.821cm" svg:x2="6.413cm" svg:y2="8.603cm" draw:start-shape="id17" draw:start-glue-point="7" draw:end-shape="id19" draw:end-glue-point="4" svg:d="M7324 6821l-911 1782" svg:viewBox="0 0 912 1783">
          <text:p/>
        </draw:connector>
        <draw:connector draw:style-name="gr2" draw:text-style-name="P2" draw:layer="layout" draw:type="line" svg:x1="7.504cm" svg:y1="6.821cm" svg:x2="8.411cm" svg:y2="8.601cm" draw:start-shape="id17" draw:start-glue-point="9" draw:end-shape="id20" draw:end-glue-point="4" svg:d="M7504 6821l907 1780" svg:viewBox="0 0 908 1781">
          <text:p/>
        </draw:connector>
        <draw:connector draw:style-name="gr2" draw:text-style-name="P2" draw:layer="layout" draw:type="line" svg:x1="6.505cm" svg:y1="4.822cm" svg:x2="7.414cm" svg:y2="6.604cm" draw:start-shape="id3" draw:start-glue-point="9" draw:end-shape="id17" draw:end-glue-point="4" svg:d="M6505 4822l909 1782" svg:viewBox="0 0 910 1783">
          <text:p/>
        </draw:connector>
        <draw:connector draw:style-name="gr2" draw:text-style-name="P2" draw:layer="layout" draw:type="line" svg:x1="6.325cm" svg:y1="4.822cm" svg:x2="5.416cm" svg:y2="6.606cm" draw:start-shape="id3" draw:start-glue-point="7" draw:end-shape="id21" draw:end-glue-point="4" svg:d="M6325 4822l-909 1784" svg:viewBox="0 0 910 1785">
          <text:p/>
        </draw:connector>
        <draw:frame draw:style-name="gr3" draw:text-style-name="P3" draw:layer="layout" svg:width="0.739cm" svg:height="0.725cm" svg:x="10.017cm" svg:y="1.955cm">
          <draw:text-box>
            <text:p><text:span text:style-name="T1">a</text:span></text:p>
          </draw:text-box>
        </draw:frame>
        <draw:frame draw:style-name="gr3" draw:text-style-name="P3" draw:layer="layout" svg:width="0.739cm" svg:height="0.725cm" svg:x="5.676cm" svg:y="4.356cm">
          <draw:text-box>
            <text:p><text:span text:style-name="T1">b</text:span></text:p>
          </draw:text-box>
        </draw:frame>
        <draw:frame draw:style-name="gr3" draw:text-style-name="P3" draw:layer="layout" svg:width="0.714cm" svg:height="0.725cm" svg:x="9.677cm" svg:y="4.357cm">
          <draw:text-box>
            <text:p><text:span text:style-name="T1">c</text:span></text:p>
          </draw:text-box>
        </draw:frame>
        <draw:frame draw:style-name="gr3" draw:text-style-name="P3" draw:layer="layout" svg:width="0.739cm" svg:height="0.725cm" svg:x="14.378cm" svg:y="4.358cm">
          <draw:text-box>
            <text:p><text:span text:style-name="T1">d</text:span></text:p>
          </draw:text-box>
        </draw:frame>
        <draw:frame draw:style-name="gr3" draw:text-style-name="P3" draw:layer="layout" svg:width="0.739cm" svg:height="0.725cm" svg:x="5.039cm" svg:y="6.758cm">
          <draw:text-box>
            <text:p><text:span text:style-name="T1">e</text:span></text:p>
          </draw:text-box>
        </draw:frame>
        <draw:frame draw:style-name="gr3" draw:text-style-name="P3" draw:layer="layout" svg:width="0.621cm" svg:height="0.725cm" svg:x="7.379cm" svg:y="6.359cm">
          <draw:text-box>
            <text:p><text:span text:style-name="T1">f</text:span></text:p>
          </draw:text-box>
        </draw:frame>
        <draw:frame draw:style-name="gr3" draw:text-style-name="P3" draw:layer="layout" svg:width="0.739cm" svg:height="0.725cm" svg:x="11.38cm" svg:y="6.36cm">
          <draw:text-box>
            <text:p><text:span text:style-name="T1">h</text:span></text:p>
          </draw:text-box>
        </draw:frame>
        <draw:frame draw:style-name="gr3" draw:text-style-name="P3" draw:layer="layout" svg:width="0.595cm" svg:height="0.725cm" svg:x="14.381cm" svg:y="6.361cm">
          <draw:text-box>
            <text:p><text:span text:style-name="T1">j</text:span></text:p>
          </draw:text-box>
        </draw:frame>
        <draw:frame draw:style-name="gr3" draw:text-style-name="P3" draw:layer="layout" svg:width="0.739cm" svg:height="0.725cm" svg:x="13.382cm" svg:y="8.362cm">
          <draw:text-box>
            <text:p><text:span text:style-name="T1">q</text:span></text:p>
          </draw:text-box>
        </draw:frame>
        <draw:frame draw:style-name="gr3" draw:text-style-name="P3" draw:layer="layout" svg:width="0.714cm" svg:height="0.725cm" svg:x="12.383cm" svg:y="10.363cm">
          <draw:text-box>
            <text:p><text:span text:style-name="T1">s</text:span></text:p>
          </draw:text-box>
        </draw:frame>
        <draw:frame draw:style-name="gr3" draw:text-style-name="P3" draw:layer="layout" svg:width="0.621cm" svg:height="0.725cm" svg:x="14.384cm" svg:y="10.364cm">
          <draw:text-box>
            <text:p><text:span text:style-name="T1">t</text:span></text:p>
          </draw:text-box>
        </draw:frame>
        <draw:frame draw:style-name="gr3" draw:text-style-name="P3" draw:layer="layout" svg:width="0.595cm" svg:height="0.725cm" svg:x="6.04cm" svg:y="8.759cm">
          <draw:text-box>
            <text:p><text:span text:style-name="T1">l</text:span></text:p>
          </draw:text-box>
        </draw:frame>
        <draw:frame draw:style-name="gr3" draw:text-style-name="P3" draw:layer="layout" svg:width="0.853cm" svg:height="0.725cm" svg:x="7.041cm" svg:y="8.76cm">
          <draw:text-box>
            <text:p><text:span text:style-name="T1">m</text:span></text:p>
          </draw:text-box>
        </draw:frame>
        <draw:frame draw:style-name="gr3" draw:text-style-name="P3" draw:layer="layout" svg:width="0.739cm" svg:height="0.725cm" svg:x="8.042cm" svg:y="8.761cm">
          <draw:text-box>
            <text:p><text:span text:style-name="T1">n</text:span></text:p>
          </draw:text-box>
        </draw:frame>
        <draw:frame draw:style-name="gr3" draw:text-style-name="P3" draw:layer="layout" svg:width="0.739cm" svg:height="0.725cm" svg:x="9.043cm" svg:y="6.762cm">
          <draw:text-box>
            <text:p><text:span text:style-name="T1">g</text:span></text:p>
          </draw:text-box>
        </draw:frame>
        <draw:frame draw:style-name="gr3" draw:text-style-name="P3" draw:layer="layout" svg:width="0.739cm" svg:height="0.725cm" svg:x="10.044cm" svg:y="8.763cm">
          <draw:text-box>
            <text:p><text:span text:style-name="T1">o</text:span></text:p>
          </draw:text-box>
        </draw:frame>
        <draw:frame draw:style-name="gr3" draw:text-style-name="P3" draw:layer="layout" svg:width="0.739cm" svg:height="0.725cm" svg:x="12.045cm" svg:y="8.764cm">
          <draw:text-box>
            <text:p><text:span text:style-name="T1">p</text:span></text:p>
          </draw:text-box>
        </draw:frame>
        <draw:frame draw:style-name="gr3" draw:text-style-name="P3" draw:layer="layout" svg:width="0.739cm" svg:height="0.725cm" svg:x="14.046cm" svg:y="12.765cm">
          <draw:text-box>
            <text:p><text:span text:style-name="T1">u</text:span></text:p>
          </draw:text-box>
        </draw:frame>
        <draw:frame draw:style-name="gr3" draw:text-style-name="P3" draw:layer="layout" svg:width="0.642cm" svg:height="0.725cm" svg:x="15.047cm" svg:y="8.766cm">
          <draw:text-box>
            <text:p><text:span text:style-name="T1">r</text:span></text:p>
          </draw:text-box>
        </draw:frame>
        <draw:frame draw:style-name="gr3" draw:text-style-name="P3" draw:layer="layout" svg:width="0.714cm" svg:height="0.725cm" svg:x="15.048cm" svg:y="6.767cm">
          <draw:text-box>
            <text:p><text:span text:style-name="T1">k</text:span></text:p>
          </draw:text-box>
        </draw:frame>
        <draw:frame draw:style-name="gr3" draw:text-style-name="P3" draw:layer="layout" svg:width="0.595cm" svg:height="0.725cm" svg:x="13.049cm" svg:y="6.768cm">
          <draw:text-box>
            <text:p><text:span text:style-name="T1">i</text:span></text:p>
          </draw:text-box>
        </draw:frame>
      </draw:page>
      <draw:page draw:name="page2" draw:style-name="dp1" draw:master-page-name="Default">
        <draw:custom-shape draw:style-name="gr1" draw:text-style-name="P1" xml:id="id28" draw:id="id28" draw:layer="layout" svg:width="0.254cm" svg:height="0.254cm" svg:x="8.279cm" svg:y="6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3" draw:id="id23" draw:layer="layout" svg:width="0.254cm" svg:height="0.254cm" svg:x="8.28cm" svg:y="8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4" draw:id="id24" draw:layer="layout" svg:width="0.254cm" svg:height="0.254cm" svg:x="11.281cm" svg:y="6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5" draw:id="id25" draw:layer="layout" svg:width="0.254cm" svg:height="0.254cm" svg:x="14.282cm" svg:y="4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6" draw:id="id26" draw:layer="layout" svg:width="0.254cm" svg:height="0.254cm" svg:x="14.283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7" draw:id="id27" draw:layer="layout" svg:width="0.254cm" svg:height="0.254cm" svg:x="11.284cm" svg:y="10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2" draw:id="id22" draw:layer="layout" svg:width="0.254cm" svg:height="0.254cm" svg:x="5.285cm" svg:y="1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5.502cm" svg:y1="10.639cm" svg:x2="8.317cm" svg:y2="8.814cm" draw:start-shape="id22" draw:start-glue-point="11" draw:end-shape="id23" draw:end-glue-point="7" svg:d="M5502 10639l2815-1825" svg:viewBox="0 0 2816 1826">
          <text:p/>
        </draw:connector>
        <draw:connector draw:style-name="gr2" draw:text-style-name="P2" draw:layer="layout" draw:type="line" svg:x1="8.497cm" svg:y1="8.634cm" svg:x2="11.318cm" svg:y2="6.815cm" draw:start-shape="id23" draw:start-glue-point="11" draw:end-shape="id24" draw:end-glue-point="7" svg:d="M8497 8634l2821-1819" svg:viewBox="0 0 2822 1820">
          <text:p/>
        </draw:connector>
        <draw:connector draw:style-name="gr2" draw:text-style-name="P2" draw:layer="layout" draw:type="line" svg:x1="11.498cm" svg:y1="6.635cm" svg:x2="14.319cm" svg:y2="4.816cm" draw:start-shape="id24" draw:start-glue-point="11" draw:end-shape="id25" draw:end-glue-point="7" svg:d="M11498 6635l2821-1819" svg:viewBox="0 0 2822 1820">
          <text:p/>
        </draw:connector>
        <draw:connector draw:style-name="gr2" draw:text-style-name="P2" draw:layer="layout" draw:type="line" svg:x1="14.409cm" svg:y1="4.853cm" svg:x2="14.41cm" svg:y2="8.6cm" draw:start-shape="id25" draw:start-glue-point="8" draw:end-shape="id26" draw:end-glue-point="4" svg:d="M14409 4853l1 3747" svg:viewBox="0 0 2 3748">
          <text:p/>
        </draw:connector>
        <draw:connector draw:style-name="gr2" draw:text-style-name="P2" draw:layer="layout" draw:type="line" svg:x1="14.32cm" svg:y1="8.637cm" svg:x2="11.498cm" svg:y2="6.815cm" draw:start-shape="id26" draw:start-glue-point="5" draw:end-shape="id24" draw:end-glue-point="9" svg:d="M14320 8637l-2822-1822" svg:viewBox="0 0 2823 1823">
          <text:p/>
        </draw:connector>
        <draw:connector draw:style-name="gr2" draw:text-style-name="P2" draw:layer="layout" draw:type="line" svg:x1="14.32cm" svg:y1="8.817cm" svg:x2="11.501cm" svg:y2="10.638cm" draw:start-shape="id26" draw:start-glue-point="7" draw:end-shape="id27" draw:end-glue-point="11" svg:d="M14320 8817l-2819 1821" svg:viewBox="0 0 2820 1822">
          <text:p/>
        </draw:connector>
        <draw:connector draw:style-name="gr2" draw:text-style-name="P2" draw:layer="layout" draw:type="line" svg:x1="11.411cm" svg:y1="10.601cm" svg:x2="11.408cm" svg:y2="6.852cm" draw:start-shape="id27" draw:start-glue-point="4" draw:end-shape="id24" draw:end-glue-point="8" svg:d="M11411 10601l-3-3749" svg:viewBox="0 0 4 3750">
          <text:p/>
        </draw:connector>
        <draw:connector draw:style-name="gr2" draw:text-style-name="P2" draw:layer="layout" draw:type="line" svg:x1="8.497cm" svg:y1="8.814cm" svg:x2="11.321cm" svg:y2="10.638cm" draw:start-shape="id23" draw:start-glue-point="9" draw:end-shape="id27" draw:end-glue-point="5" svg:d="M8497 8814l2824 1824" svg:viewBox="0 0 2825 1825">
          <text:p/>
        </draw:connector>
        <draw:connector draw:style-name="gr2" draw:text-style-name="P2" draw:layer="layout" draw:type="line" svg:x1="11.284cm" svg:y1="10.728cm" svg:x2="5.539cm" svg:y2="10.729cm" draw:start-shape="id27" draw:start-glue-point="6" draw:end-shape="id22" draw:end-glue-point="10" svg:d="M11284 10728l-5745 1" svg:viewBox="0 0 5746 2">
          <text:p/>
        </draw:connector>
        <draw:connector draw:style-name="gr2" draw:text-style-name="P2" draw:layer="layout" draw:type="line" svg:x1="8.533cm" svg:y1="6.723cm" svg:x2="11.281cm" svg:y2="6.725cm" draw:start-shape="id28" draw:start-glue-point="10" draw:end-shape="id24" draw:end-glue-point="6" svg:d="M8533 6723l2748 2" svg:viewBox="0 0 2749 3">
          <text:p/>
        </draw:connector>
        <draw:frame draw:style-name="gr3" draw:text-style-name="P3" draw:layer="layout" svg:width="0.739cm" svg:height="0.725cm" svg:x="8.043cm" svg:y="8.01cm">
          <draw:text-box>
            <text:p><text:span text:style-name="T1">e</text:span></text:p>
          </draw:text-box>
        </draw:frame>
        <draw:frame draw:style-name="gr3" draw:text-style-name="P3" draw:layer="layout" svg:width="0.739cm" svg:height="0.725cm" svg:x="8.044cm" svg:y="6.011cm">
          <draw:text-box>
            <text:p><text:span text:style-name="T1">a</text:span></text:p>
          </draw:text-box>
        </draw:frame>
        <draw:frame draw:style-name="gr3" draw:text-style-name="P3" draw:layer="layout" svg:width="0.739cm" svg:height="0.725cm" svg:x="11.045cm" svg:y="6.012cm">
          <draw:text-box>
            <text:p><text:span text:style-name="T1">b</text:span></text:p>
          </draw:text-box>
        </draw:frame>
        <draw:frame draw:style-name="gr3" draw:text-style-name="P3" draw:layer="layout" svg:width="0.714cm" svg:height="0.725cm" svg:x="14.046cm" svg:y="4.013cm">
          <draw:text-box>
            <text:p><text:span text:style-name="T1">c</text:span></text:p>
          </draw:text-box>
        </draw:frame>
        <draw:frame draw:style-name="gr3" draw:text-style-name="P3" draw:layer="layout" svg:width="0.739cm" svg:height="0.725cm" svg:x="14.411cm" svg:y="8.366cm">
          <draw:text-box>
            <text:p><text:span text:style-name="T1">d</text:span></text:p>
          </draw:text-box>
        </draw:frame>
        <draw:frame draw:style-name="gr3" draw:text-style-name="P3" draw:layer="layout" svg:width="0.739cm" svg:height="0.725cm" svg:x="11.058cm" svg:y="10.728cm">
          <draw:text-box>
            <text:p><text:span text:style-name="T1">g</text:span></text:p>
          </draw:text-box>
        </draw:frame>
        <draw:frame draw:style-name="gr3" draw:text-style-name="P3" draw:layer="layout" svg:width="0.621cm" svg:height="0.725cm" svg:x="5.059cm" svg:y="10.729cm">
          <draw:text-box>
            <text:p><text:span text:style-name="T1">f</text:span></text:p>
          </draw:text-box>
        </draw:frame>
        <draw:frame draw:style-name="gr3" draw:text-style-name="P3" draw:layer="layout" svg:width="0.739cm" svg:height="0.725cm" svg:x="8.059cm" svg:y="10.729cm">
          <draw:text-box>
            <text:p><text:span text:style-name="T1">2</text:span></text:p>
          </draw:text-box>
        </draw:frame>
        <draw:frame draw:style-name="gr3" draw:text-style-name="P3" draw:layer="layout" svg:width="0.739cm" svg:height="0.725cm" svg:x="6.46cm" svg:y="9.13cm">
          <draw:text-box>
            <text:p><text:span text:style-name="T1">4</text:span></text:p>
          </draw:text-box>
        </draw:frame>
        <draw:frame draw:style-name="gr3" draw:text-style-name="P3" draw:layer="layout" svg:width="0.739cm" svg:height="0.725cm" svg:x="9.561cm" svg:y="9.131cm">
          <draw:text-box>
            <text:p><text:span text:style-name="T1">6</text:span></text:p>
          </draw:text-box>
        </draw:frame>
        <draw:frame draw:style-name="gr3" draw:text-style-name="P3" draw:layer="layout" svg:width="0.739cm" svg:height="0.725cm" svg:x="11.262cm" svg:y="8.332cm">
          <draw:text-box>
            <text:p><text:span text:style-name="T1">1</text:span></text:p>
          </draw:text-box>
        </draw:frame>
        <draw:frame draw:style-name="gr3" draw:text-style-name="P3" draw:layer="layout" svg:width="0.739cm" svg:height="0.725cm" svg:x="12.563cm" svg:y="7.033cm">
          <draw:text-box>
            <text:p><text:span text:style-name="T1">4</text:span></text:p>
          </draw:text-box>
        </draw:frame>
        <draw:frame draw:style-name="gr3" draw:text-style-name="P3" draw:layer="layout" svg:width="0.739cm" svg:height="0.725cm" svg:x="14.264cm" svg:y="6.334cm">
          <draw:text-box>
            <text:p><text:span text:style-name="T1">3</text:span></text:p>
          </draw:text-box>
        </draw:frame>
        <draw:frame draw:style-name="gr3" draw:text-style-name="P3" draw:layer="layout" svg:width="0.739cm" svg:height="0.725cm" svg:x="12.565cm" svg:y="5.035cm">
          <draw:text-box>
            <text:p><text:span text:style-name="T1">2</text:span></text:p>
          </draw:text-box>
        </draw:frame>
        <draw:frame draw:style-name="gr3" draw:text-style-name="P3" draw:layer="layout" svg:width="0.739cm" svg:height="0.725cm" svg:x="9.566cm" svg:y="6.036cm">
          <draw:text-box>
            <text:p><text:span text:style-name="T1">6</text:span></text:p>
          </draw:text-box>
        </draw:frame>
        <draw:frame draw:style-name="gr3" draw:text-style-name="P3" draw:layer="layout" svg:width="0.739cm" svg:height="0.725cm" svg:x="9.567cm" svg:y="7.037cm">
          <draw:text-box>
            <text:p><text:span text:style-name="T1">5</text:span></text:p>
          </draw:text-box>
        </draw:frame>
        <draw:frame draw:style-name="gr3" draw:text-style-name="P3" draw:layer="layout" svg:width="0.739cm" svg:height="0.725cm" svg:x="12.667cm" svg:y="9.637cm">
          <draw:text-box>
            <text:p><text:span text:style-name="T1">2</text:span></text:p>
          </draw:text-box>
        </draw:frame>
      </draw:page>
      <draw:page draw:name="page3" draw:style-name="dp1" draw:master-page-name="Default">
        <draw:custom-shape draw:style-name="gr1" draw:text-style-name="P1" xml:id="id29" draw:id="id29" draw:layer="layout" svg:width="0.254cm" svg:height="0.254cm" svg:x="6.298cm" svg:y="5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739cm" svg:height="0.725cm" svg:x="5.686cm" svg:y="5.394cm">
          <draw:text-box>
            <text:p><text:span text:style-name="T1">a</text:span></text:p>
          </draw:text-box>
        </draw:frame>
        <draw:custom-shape draw:style-name="gr1" draw:text-style-name="P1" xml:id="id30" draw:id="id30" draw:layer="layout" svg:width="0.254cm" svg:height="0.254cm" svg:x="9.299cm" svg:y="3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1" draw:id="id31" draw:layer="layout" svg:width="0.254cm" svg:height="0.254cm" svg:x="9.301cm" svg:y="7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2" draw:id="id32" draw:layer="layout" svg:width="0.254cm" svg:height="0.254cm" svg:x="12.302cm" svg:y="7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3" draw:id="id33" draw:layer="layout" svg:width="0.254cm" svg:height="0.254cm" svg:x="12.303cm" svg:y="3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4" draw:id="id34" draw:layer="layout" svg:width="0.254cm" svg:height="0.254cm" svg:x="15.304cm" svg:y="3.6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5" draw:id="id35" draw:layer="layout" svg:width="0.254cm" svg:height="0.254cm" svg:x="15.305cm" svg:y="7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6" draw:id="id36" draw:layer="layout" svg:width="0.254cm" svg:height="0.254cm" svg:x="18.306cm" svg:y="5.6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6.515cm" svg:y1="5.643cm" svg:x2="9.336cm" svg:y2="3.824cm" draw:start-shape="id29" draw:start-glue-point="11" draw:end-shape="id30" draw:end-glue-point="7" svg:d="M6515 5643l2821-1819" svg:viewBox="0 0 2822 1820">
          <text:p/>
        </draw:connector>
        <draw:connector draw:style-name="gr2" draw:text-style-name="P2" draw:layer="layout" draw:type="line" svg:x1="6.515cm" svg:y1="5.823cm" svg:x2="9.338cm" svg:y2="7.646cm" draw:start-shape="id29" draw:start-glue-point="9" draw:end-shape="id31" draw:end-glue-point="5" svg:d="M6515 5823l2823 1823" svg:viewBox="0 0 2824 1824">
          <text:p/>
        </draw:connector>
        <draw:connector draw:style-name="gr2" draw:text-style-name="P2" draw:layer="layout" draw:type="line" svg:x1="9.426cm" svg:y1="3.861cm" svg:x2="9.428cm" svg:y2="7.609cm" draw:start-shape="id30" draw:start-glue-point="8" draw:end-shape="id31" draw:end-glue-point="4" svg:d="M9426 3861l2 3748" svg:viewBox="0 0 3 3749">
          <text:p/>
        </draw:connector>
        <draw:connector draw:style-name="gr2" draw:text-style-name="P2" draw:layer="layout" draw:type="line" svg:x1="9.555cm" svg:y1="7.736cm" svg:x2="12.302cm" svg:y2="7.737cm" draw:start-shape="id31" draw:start-glue-point="10" draw:end-shape="id32" draw:end-glue-point="6" svg:d="M9555 7736l2747 1" svg:viewBox="0 0 2748 2">
          <text:p/>
        </draw:connector>
        <draw:connector draw:style-name="gr2" draw:text-style-name="P2" draw:layer="layout" draw:type="line" svg:x1="12.429cm" svg:y1="7.61cm" svg:x2="12.43cm" svg:y2="3.865cm" draw:start-shape="id32" draw:start-glue-point="4" draw:end-shape="id33" draw:end-glue-point="8" svg:d="M12429 7610l1-3745" svg:viewBox="0 0 2 3746">
          <text:p/>
        </draw:connector>
        <draw:connector draw:style-name="gr2" draw:text-style-name="P2" draw:layer="layout" draw:type="line" svg:x1="12.303cm" svg:y1="3.738cm" svg:x2="9.553cm" svg:y2="3.734cm" draw:start-shape="id33" draw:start-glue-point="6" draw:end-shape="id30" draw:end-glue-point="10" svg:d="M12303 3738l-2750-4" svg:viewBox="0 0 2751 5">
          <text:p/>
        </draw:connector>
        <draw:connector draw:style-name="gr2" draw:text-style-name="P2" draw:layer="layout" draw:type="line" svg:x1="9.518cm" svg:y1="7.646cm" svg:x2="12.34cm" svg:y2="3.828cm" draw:start-shape="id31" draw:start-glue-point="11" draw:end-shape="id33" draw:end-glue-point="7" svg:d="M9518 7646l2822-3818" svg:viewBox="0 0 2823 3819">
          <text:p/>
        </draw:connector>
        <draw:connector draw:style-name="gr2" draw:text-style-name="P2" draw:layer="layout" draw:type="line" svg:x1="12.557cm" svg:y1="3.738cm" svg:x2="15.304cm" svg:y2="3.739cm" draw:start-shape="id33" draw:start-glue-point="10" draw:end-shape="id34" draw:end-glue-point="6" svg:d="M12557 3738l2747 1" svg:viewBox="0 0 2748 2">
          <text:p/>
        </draw:connector>
        <draw:connector draw:style-name="gr2" draw:text-style-name="P2" draw:layer="layout" draw:type="line" svg:x1="15.431cm" svg:y1="3.866cm" svg:x2="15.432cm" svg:y2="7.613cm" draw:start-shape="id34" draw:start-glue-point="8" draw:end-shape="id35" draw:end-glue-point="4" svg:d="M15431 3866l1 3747" svg:viewBox="0 0 2 3748">
          <text:p/>
        </draw:connector>
        <draw:connector draw:style-name="gr2" draw:text-style-name="P2" draw:layer="layout" draw:type="line" svg:x1="15.305cm" svg:y1="7.74cm" svg:x2="12.556cm" svg:y2="7.737cm" draw:start-shape="id35" draw:start-glue-point="6" draw:end-shape="id32" draw:end-glue-point="10" svg:d="M15305 7740l-2749-3" svg:viewBox="0 0 2750 4">
          <text:p/>
        </draw:connector>
        <draw:connector draw:style-name="gr2" draw:text-style-name="P2" draw:layer="layout" draw:type="line" svg:x1="15.522cm" svg:y1="7.65cm" svg:x2="18.343cm" svg:y2="5.831cm" draw:start-shape="id35" draw:start-glue-point="11" draw:end-shape="id36" draw:end-glue-point="7" svg:d="M15522 7650l2821-1819" svg:viewBox="0 0 2822 1820">
          <text:p/>
        </draw:connector>
        <draw:connector draw:style-name="gr2" draw:text-style-name="P2" draw:layer="layout" draw:type="line" svg:x1="18.343cm" svg:y1="5.651cm" svg:x2="15.521cm" svg:y2="3.829cm" draw:start-shape="id36" draw:start-glue-point="5" draw:end-shape="id34" draw:end-glue-point="9" svg:d="M18343 5651l-2822-1822" svg:viewBox="0 0 2823 1823">
          <text:p/>
        </draw:connector>
        <draw:frame draw:style-name="gr3" draw:text-style-name="P3" draw:layer="layout" svg:width="0.714cm" svg:height="0.725cm" svg:x="18.424cm" svg:y="5.395cm">
          <draw:text-box>
            <text:p><text:span text:style-name="T1">z</text:span></text:p>
          </draw:text-box>
        </draw:frame>
        <draw:frame draw:style-name="gr3" draw:text-style-name="P3" draw:layer="layout" svg:width="0.739cm" svg:height="0.725cm" svg:x="15.072cm" svg:y="7.756cm">
          <draw:text-box>
            <text:p><text:span text:style-name="T1">g</text:span></text:p>
          </draw:text-box>
        </draw:frame>
        <draw:frame draw:style-name="gr3" draw:text-style-name="P3" draw:layer="layout" svg:width="0.714cm" svg:height="0.725cm" svg:x="9.073cm" svg:y="7.757cm">
          <draw:text-box>
            <text:p><text:span text:style-name="T1">c</text:span></text:p>
          </draw:text-box>
        </draw:frame>
        <draw:frame draw:style-name="gr3" draw:text-style-name="P3" draw:layer="layout" svg:width="0.739cm" svg:height="0.725cm" svg:x="12.074cm" svg:y="7.758cm">
          <draw:text-box>
            <text:p><text:span text:style-name="T1">e</text:span></text:p>
          </draw:text-box>
        </draw:frame>
        <draw:frame draw:style-name="gr3" draw:text-style-name="P3" draw:layer="layout" svg:width="0.739cm" svg:height="0.725cm" svg:x="12.075cm" svg:y="3.007cm">
          <draw:text-box>
            <text:p><text:span text:style-name="T1">d</text:span></text:p>
          </draw:text-box>
        </draw:frame>
        <draw:frame draw:style-name="gr3" draw:text-style-name="P3" draw:layer="layout" svg:width="0.739cm" svg:height="0.725cm" svg:x="9.076cm" svg:y="3.008cm">
          <draw:text-box>
            <text:p><text:span text:style-name="T1">b</text:span></text:p>
          </draw:text-box>
        </draw:frame>
        <draw:frame draw:style-name="gr3" draw:text-style-name="P3" draw:layer="layout" svg:width="0.621cm" svg:height="0.725cm" svg:x="15.077cm" svg:y="3.009cm">
          <draw:text-box>
            <text:p><text:span text:style-name="T1">f</text:span></text:p>
          </draw:text-box>
        </draw:frame>
        <draw:frame draw:style-name="gr3" draw:text-style-name="P3" draw:layer="layout" svg:width="0.739cm" svg:height="0.725cm" svg:x="16.778cm" svg:y="4.11cm">
          <draw:text-box>
            <text:p><text:span text:style-name="T1">7</text:span></text:p>
          </draw:text-box>
        </draw:frame>
        <draw:frame draw:style-name="gr3" draw:text-style-name="P3" draw:layer="layout" svg:width="0.739cm" svg:height="0.725cm" svg:x="7.479cm" svg:y="4.111cm">
          <draw:text-box>
            <text:p><text:span text:style-name="T1">4</text:span></text:p>
          </draw:text-box>
        </draw:frame>
        <draw:frame draw:style-name="gr3" draw:text-style-name="P3" draw:layer="layout" svg:width="0.739cm" svg:height="0.725cm" svg:x="7.48cm" svg:y="6.712cm">
          <draw:text-box>
            <text:p><text:span text:style-name="T1">3</text:span></text:p>
          </draw:text-box>
        </draw:frame>
        <draw:frame draw:style-name="gr3" draw:text-style-name="P3" draw:layer="layout" svg:width="0.739cm" svg:height="0.725cm" svg:x="16.681cm" svg:y="6.713cm">
          <draw:text-box>
            <text:p><text:span text:style-name="T1">4</text:span></text:p>
          </draw:text-box>
        </draw:frame>
        <draw:frame draw:style-name="gr3" draw:text-style-name="P3" draw:layer="layout" svg:width="0.739cm" svg:height="0.725cm" svg:x="10.581cm" svg:y="7.713cm">
          <draw:text-box>
            <text:p><text:span text:style-name="T1">6</text:span></text:p>
          </draw:text-box>
        </draw:frame>
        <draw:frame draw:style-name="gr3" draw:text-style-name="P3" draw:layer="layout" svg:width="0.739cm" svg:height="0.725cm" svg:x="10.582cm" svg:y="3.014cm">
          <draw:text-box>
            <text:p><text:span text:style-name="T1">5</text:span></text:p>
          </draw:text-box>
        </draw:frame>
        <draw:frame draw:style-name="gr3" draw:text-style-name="P3" draw:layer="layout" svg:width="0.739cm" svg:height="0.725cm" svg:x="13.583cm" svg:y="3.015cm">
          <draw:text-box>
            <text:p><text:span text:style-name="T1">5</text:span></text:p>
          </draw:text-box>
        </draw:frame>
        <draw:frame draw:style-name="gr3" draw:text-style-name="P3" draw:layer="layout" svg:width="0.739cm" svg:height="0.725cm" svg:x="13.584cm" svg:y="7.716cm">
          <draw:text-box>
            <text:p><text:span text:style-name="T1">5</text:span></text:p>
          </draw:text-box>
        </draw:frame>
        <draw:frame draw:style-name="gr3" draw:text-style-name="P3" draw:layer="layout" svg:width="0.739cm" svg:height="0.725cm" svg:x="14.685cm" svg:y="5.417cm">
          <draw:text-box>
            <text:p><text:span text:style-name="T1">2</text:span></text:p>
          </draw:text-box>
        </draw:frame>
        <draw:frame draw:style-name="gr3" draw:text-style-name="P3" draw:layer="layout" svg:width="0.739cm" svg:height="0.725cm" svg:x="12.386cm" svg:y="5.418cm">
          <draw:text-box>
            <text:p><text:span text:style-name="T1">1</text:span></text:p>
          </draw:text-box>
        </draw:frame>
        <draw:frame draw:style-name="gr3" draw:text-style-name="P3" draw:layer="layout" svg:width="0.739cm" svg:height="0.725cm" svg:x="8.687cm" svg:y="5.419cm">
          <draw:text-box>
            <text:p><text:span text:style-name="T1">2</text:span></text:p>
          </draw:text-box>
        </draw:frame>
        <draw:frame draw:style-name="gr3" draw:text-style-name="P3" draw:layer="layout" svg:width="0.739cm" svg:height="0.725cm" svg:x="10.188cm" svg:y="5.42cm">
          <draw:text-box>
            <text:p><text:span text:style-name="T1">3</text:span></text:p>
          </draw:text-box>
        </draw:frame>
        <draw:custom-shape draw:style-name="gr1" draw:text-style-name="P1" xml:id="id37" draw:id="id37" draw:layer="layout" svg:width="0.254cm" svg:height="0.254cm" svg:x="9.3cm" svg:y="12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8" draw:id="id38" draw:layer="layout" svg:width="0.254cm" svg:height="0.254cm" svg:x="9.302cm" svg:y="16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9" draw:id="id39" draw:layer="layout" svg:width="0.254cm" svg:height="0.254cm" svg:x="12.305cm" svg:y="12.6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0" draw:id="id40" draw:layer="layout" svg:width="0.254cm" svg:height="0.254cm" svg:x="12.306cm" svg:y="16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1" draw:id="id41" draw:layer="layout" svg:width="0.254cm" svg:height="0.254cm" svg:x="15.307cm" svg:y="14.6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9.427cm" svg:y1="12.861cm" svg:x2="9.429cm" svg:y2="16.609cm" draw:start-shape="id37" draw:start-glue-point="8" draw:end-shape="id38" draw:end-glue-point="4" svg:d="M9427 12861l2 3748" svg:viewBox="0 0 3 3749">
          <text:p/>
        </draw:connector>
        <draw:connector draw:style-name="gr2" draw:text-style-name="P2" draw:layer="layout" draw:type="line" svg:x1="9.556cm" svg:y1="16.736cm" svg:x2="12.303cm" svg:y2="16.737cm" draw:start-shape="id38" draw:start-glue-point="10" svg:d="M9556 16736l2747 1" svg:viewBox="0 0 2748 2">
          <text:p/>
        </draw:connector>
        <draw:connector draw:style-name="gr2" draw:text-style-name="P2" draw:layer="layout" draw:type="line" svg:x1="12.304cm" svg:y1="12.738cm" svg:x2="9.554cm" svg:y2="12.734cm" draw:end-shape="id37" draw:end-glue-point="10" svg:d="M12304 12738l-2750-4" svg:viewBox="0 0 2751 5">
          <text:p/>
        </draw:connector>
        <draw:connector draw:style-name="gr2" draw:text-style-name="P2" draw:layer="layout" draw:type="line" svg:x1="9.519cm" svg:y1="16.646cm" svg:x2="12.341cm" svg:y2="12.828cm" draw:start-shape="id38" draw:start-glue-point="11" svg:d="M9519 16646l2822-3818" svg:viewBox="0 0 2823 3819">
          <text:p/>
        </draw:connector>
        <draw:connector draw:style-name="gr2" draw:text-style-name="P2" draw:layer="layout" draw:type="line" svg:x1="12.432cm" svg:y1="12.866cm" svg:x2="12.433cm" svg:y2="16.613cm" draw:start-shape="id39" draw:start-glue-point="8" draw:end-shape="id40" draw:end-glue-point="4" svg:d="M12432 12866l1 3747" svg:viewBox="0 0 2 3748">
          <text:p/>
        </draw:connector>
        <draw:connector draw:style-name="gr2" draw:text-style-name="P2" draw:layer="layout" draw:type="line" svg:x1="12.523cm" svg:y1="16.65cm" svg:x2="15.344cm" svg:y2="14.831cm" draw:start-shape="id40" draw:start-glue-point="11" draw:end-shape="id41" draw:end-glue-point="7" svg:d="M12523 16650l2821-1819" svg:viewBox="0 0 2822 1820">
          <text:p/>
        </draw:connector>
        <draw:connector draw:style-name="gr2" draw:text-style-name="P2" draw:layer="layout" draw:type="line" svg:x1="15.344cm" svg:y1="14.651cm" svg:x2="12.522cm" svg:y2="12.829cm" draw:start-shape="id41" draw:start-glue-point="5" draw:end-shape="id39" draw:end-glue-point="9" svg:d="M15344 14651l-2822-1822" svg:viewBox="0 0 2823 1823">
          <text:p/>
        </draw:connector>
        <draw:frame draw:style-name="gr3" draw:text-style-name="P3" draw:layer="layout" svg:width="0.714cm" svg:height="0.725cm" svg:x="15.425cm" svg:y="14.395cm">
          <draw:text-box>
            <text:p><text:span text:style-name="T1">c</text:span></text:p>
          </draw:text-box>
        </draw:frame>
        <draw:frame draw:style-name="gr3" draw:text-style-name="P3" draw:layer="layout" svg:width="0.739cm" svg:height="0.725cm" svg:x="12.073cm" svg:y="16.756cm">
          <draw:text-box>
            <text:p><text:span text:style-name="T1">d</text:span></text:p>
          </draw:text-box>
        </draw:frame>
        <draw:frame draw:style-name="gr3" draw:text-style-name="P3" draw:layer="layout" svg:width="0.739cm" svg:height="0.725cm" svg:x="9.074cm" svg:y="16.757cm">
          <draw:text-box>
            <text:p><text:span text:style-name="T1">e</text:span></text:p>
          </draw:text-box>
        </draw:frame>
        <draw:frame draw:style-name="gr3" draw:text-style-name="P3" draw:layer="layout" svg:width="0.739cm" svg:height="0.725cm" svg:x="9.077cm" svg:y="12.008cm">
          <draw:text-box>
            <text:p><text:span text:style-name="T1">a</text:span></text:p>
          </draw:text-box>
        </draw:frame>
        <draw:frame draw:style-name="gr3" draw:text-style-name="P3" draw:layer="layout" svg:width="0.739cm" svg:height="0.725cm" svg:x="12.078cm" svg:y="12.009cm">
          <draw:text-box>
            <text:p><text:span text:style-name="T1">b</text:span></text:p>
          </draw:text-box>
        </draw:frame>
      </draw:page>
      <draw:page draw:name="page4" draw:style-name="dp1" draw:master-page-name="Default">
        <draw:custom-shape draw:style-name="gr1" draw:text-style-name="P1" xml:id="id42" draw:id="id42" draw:layer="layout" svg:width="0.254cm" svg:height="0.254cm" svg:x="7.301cm" svg:y="2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3" draw:id="id43" draw:layer="layout" svg:width="0.254cm" svg:height="0.254cm" svg:x="7.303cm" svg:y="6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4" draw:id="id44" draw:layer="layout" svg:width="0.254cm" svg:height="0.254cm" svg:x="10.306cm" svg:y="2.6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5" draw:id="id45" draw:layer="layout" svg:width="0.254cm" svg:height="0.254cm" svg:x="10.307cm" svg:y="6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7.428cm" svg:y1="2.861cm" svg:x2="7.43cm" svg:y2="6.609cm" draw:start-shape="id42" draw:start-glue-point="8" draw:end-shape="id43" draw:end-glue-point="4" svg:d="M7428 2861l2 3748" svg:viewBox="0 0 3 3749">
          <text:p/>
        </draw:connector>
        <draw:connector draw:style-name="gr2" draw:text-style-name="P2" draw:layer="layout" draw:type="line" svg:x1="10.433cm" svg:y1="2.866cm" svg:x2="10.434cm" svg:y2="6.613cm" draw:start-shape="id44" draw:start-glue-point="8" draw:end-shape="id45" draw:end-glue-point="4" svg:d="M10433 2866l1 3747" svg:viewBox="0 0 2 3748">
          <text:p/>
        </draw:connector>
        <draw:frame draw:style-name="gr3" draw:text-style-name="P3" draw:layer="layout" svg:width="0.874cm" svg:height="0.725cm" svg:x="10.074cm" svg:y="6.756cm">
          <draw:text-box>
            <text:p text:style-name="P4"><text:span text:style-name="T1">u</text:span><text:span text:style-name="T2">6</text:span></text:p>
          </draw:text-box>
        </draw:frame>
        <draw:frame draw:style-name="gr3" draw:text-style-name="P3" draw:layer="layout" svg:width="0.874cm" svg:height="0.725cm" svg:x="7.075cm" svg:y="6.757cm">
          <draw:text-box>
            <text:p text:style-name="P4"><text:span text:style-name="T1">u</text:span><text:span text:style-name="T2">5</text:span></text:p>
          </draw:text-box>
        </draw:frame>
        <draw:frame draw:style-name="gr3" draw:text-style-name="P3" draw:layer="layout" svg:width="0.874cm" svg:height="0.725cm" svg:x="7.078cm" svg:y="2.008cm">
          <draw:text-box>
            <text:p><text:span text:style-name="T1">u</text:span><text:span text:style-name="T2">1</text:span></text:p>
          </draw:text-box>
        </draw:frame>
        <draw:frame draw:style-name="gr3" draw:text-style-name="P3" draw:layer="layout" svg:width="0.874cm" svg:height="0.725cm" svg:x="10.079cm" svg:y="2.009cm">
          <draw:text-box>
            <text:p text:style-name="P4"><text:span text:style-name="T1">u</text:span><text:span text:style-name="T2">2</text:span></text:p>
          </draw:text-box>
        </draw:frame>
        <draw:custom-shape draw:style-name="gr1" draw:text-style-name="P1" xml:id="id47" draw:id="id47" draw:layer="layout" svg:width="0.254cm" svg:height="0.254cm" svg:x="13.302cm" svg:y="2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6" draw:id="id46" draw:layer="layout" svg:width="0.254cm" svg:height="0.254cm" svg:x="13.304cm" svg:y="6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8" draw:id="id48" draw:layer="layout" svg:width="0.254cm" svg:height="0.254cm" svg:x="16.307cm" svg:y="2.6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9" draw:id="id49" draw:layer="layout" svg:width="0.254cm" svg:height="0.254cm" svg:x="16.308cm" svg:y="6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874cm" svg:height="0.725cm" svg:x="16.075cm" svg:y="6.756cm">
          <draw:text-box>
            <text:p text:style-name="P4"><text:span text:style-name="T1">u</text:span><text:span text:style-name="T2">8</text:span></text:p>
          </draw:text-box>
        </draw:frame>
        <draw:frame draw:style-name="gr3" draw:text-style-name="P3" draw:layer="layout" svg:width="0.874cm" svg:height="0.725cm" svg:x="13.076cm" svg:y="6.757cm">
          <draw:text-box>
            <text:p text:style-name="P4"><text:span text:style-name="T1">u</text:span><text:span text:style-name="T2">7</text:span></text:p>
          </draw:text-box>
        </draw:frame>
        <draw:frame draw:style-name="gr3" draw:text-style-name="P3" draw:layer="layout" svg:width="0.874cm" svg:height="0.725cm" svg:x="13.079cm" svg:y="2.008cm">
          <draw:text-box>
            <text:p text:style-name="P4"><text:span text:style-name="T1">u</text:span><text:span text:style-name="T2">3</text:span></text:p>
          </draw:text-box>
        </draw:frame>
        <draw:frame draw:style-name="gr3" draw:text-style-name="P3" draw:layer="layout" svg:width="0.874cm" svg:height="0.725cm" svg:x="16.08cm" svg:y="2.009cm">
          <draw:text-box>
            <text:p text:style-name="P4"><text:span text:style-name="T1">u</text:span><text:span text:style-name="T2">4</text:span></text:p>
          </draw:text-box>
        </draw:frame>
        <draw:connector draw:style-name="gr2" draw:text-style-name="P2" draw:layer="layout" draw:type="line" svg:x1="7.52cm" svg:y1="6.646cm" svg:x2="10.343cm" svg:y2="2.829cm" draw:start-shape="id43" draw:start-glue-point="11" draw:end-shape="id44" draw:end-glue-point="7" svg:d="M7520 6646l2823-3817" svg:viewBox="0 0 2824 3818">
          <text:p/>
        </draw:connector>
        <draw:connector draw:style-name="gr2" draw:text-style-name="P2" draw:layer="layout" draw:type="line" svg:x1="13.431cm" svg:y1="6.609cm" svg:x2="13.429cm" svg:y2="2.861cm" draw:start-shape="id46" draw:start-glue-point="4" draw:end-shape="id47" draw:end-glue-point="8" svg:d="M13431 6609l-2-3748" svg:viewBox="0 0 3 3749">
          <text:p/>
        </draw:connector>
        <draw:connector draw:style-name="gr2" draw:text-style-name="P2" draw:layer="layout" draw:type="line" svg:x1="7.52cm" svg:y1="6.646cm" svg:x2="13.339cm" svg:y2="2.824cm" draw:start-shape="id43" draw:start-glue-point="11" draw:end-shape="id47" draw:end-glue-point="7" svg:d="M7520 6646l5819-3822" svg:viewBox="0 0 5820 3823">
          <text:p/>
        </draw:connector>
        <draw:connector draw:style-name="gr2" draw:text-style-name="P2" draw:layer="layout" draw:type="line" svg:x1="13.521cm" svg:y1="6.646cm" svg:x2="16.344cm" svg:y2="2.829cm" draw:start-shape="id46" draw:start-glue-point="11" draw:end-shape="id48" draw:end-glue-point="7" svg:d="M13521 6646l2823-3817" svg:viewBox="0 0 2824 3818">
          <text:p/>
        </draw:connector>
        <draw:connector draw:style-name="gr2" draw:text-style-name="P2" draw:layer="layout" draw:type="line" svg:x1="16.435cm" svg:y1="6.613cm" svg:x2="16.434cm" svg:y2="2.866cm" draw:start-shape="id49" draw:start-glue-point="4" draw:end-shape="id48" draw:end-glue-point="8" svg:d="M16435 6613l-1-3747" svg:viewBox="0 0 2 3748">
          <text:p/>
        </draw:connector>
        <draw:connector draw:style-name="gr2" draw:text-style-name="P2" draw:layer="layout" draw:type="line" svg:x1="16.345cm" svg:y1="6.65cm" svg:x2="13.519cm" svg:y2="2.824cm" draw:start-shape="id49" draw:start-glue-point="5" draw:end-shape="id47" draw:end-glue-point="9" svg:d="M16345 6650l-2826-3826" svg:viewBox="0 0 2827 3827">
          <text:p/>
        </draw:connector>
        <draw:connector draw:style-name="gr2" draw:text-style-name="P2" draw:layer="layout" draw:type="line" svg:x1="7.518cm" svg:y1="2.824cm" svg:x2="10.344cm" svg:y2="6.65cm" draw:start-shape="id42" draw:start-glue-point="9" draw:end-shape="id45" draw:end-glue-point="5" svg:d="M7518 2824l2826 3826" svg:viewBox="0 0 2827 3827">
          <text:p/>
        </draw:connector>
        <draw:connector draw:style-name="gr2" draw:text-style-name="P2" draw:layer="layout" draw:type="line" svg:x1="13.341cm" svg:y1="6.646cm" svg:x2="7.518cm" svg:y2="2.824cm" draw:start-shape="id46" draw:start-glue-point="5" draw:end-shape="id42" draw:end-glue-point="9" svg:d="M13341 6646l-5823-3822" svg:viewBox="0 0 5824 3823">
          <text:p/>
        </draw:connector>
        <draw:connector draw:style-name="gr2" draw:text-style-name="P2" draw:layer="layout" draw:type="line" svg:x1="16.345cm" svg:y1="6.65cm" svg:x2="10.523cm" svg:y2="2.829cm" draw:start-shape="id49" draw:start-glue-point="5" draw:end-shape="id44" draw:end-glue-point="9" svg:d="M16345 6650l-5822-3821" svg:viewBox="0 0 5823 3822">
          <text:p/>
        </draw:connector>
        <draw:connector draw:style-name="gr2" draw:text-style-name="P2" draw:layer="layout" draw:type="line" svg:x1="10.524cm" svg:y1="6.65cm" svg:x2="16.344cm" svg:y2="2.829cm" draw:start-shape="id45" draw:start-glue-point="11" draw:end-shape="id48" draw:end-glue-point="7" svg:d="M10524 6650l5820-3821" svg:viewBox="0 0 5821 3822">
          <text:p/>
        </draw:connector>
        <draw:custom-shape draw:style-name="gr1" draw:text-style-name="P1" xml:id="id50" draw:id="id50" draw:layer="layout" svg:width="0.254cm" svg:height="0.254cm" svg:x="7.302cm" svg:y="8.6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7" draw:id="id57" draw:layer="layout" svg:width="0.254cm" svg:height="0.254cm" svg:x="12.303cm" svg:y="8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5" draw:id="id55" draw:layer="layout" svg:width="0.254cm" svg:height="0.254cm" svg:x="12.304cm" svg:y="12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2" draw:id="id52" draw:layer="layout" svg:width="0.254cm" svg:height="0.254cm" svg:x="7.305cm" svg:y="12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3" draw:id="id53" draw:layer="layout" svg:width="0.254cm" svg:height="0.254cm" svg:x="8.306cm" svg:y="11.6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1" draw:id="id51" draw:layer="layout" svg:width="0.254cm" svg:height="0.254cm" svg:x="8.307cm" svg:y="9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6" draw:id="id56" draw:layer="layout" svg:width="0.254cm" svg:height="0.254cm" svg:x="11.308cm" svg:y="9.6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4" draw:id="id54" draw:layer="layout" svg:width="0.254cm" svg:height="0.254cm" svg:x="11.309cm" svg:y="11.6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7.519cm" svg:y1="8.825cm" svg:x2="8.344cm" svg:y2="9.65cm" draw:start-shape="id50" draw:start-glue-point="9" draw:end-shape="id51" draw:end-glue-point="5" svg:d="M7519 8825l825 825" svg:viewBox="0 0 826 826">
          <text:p/>
        </draw:connector>
        <draw:connector draw:style-name="gr2" draw:text-style-name="P2" draw:layer="layout" draw:type="line" svg:x1="7.522cm" svg:y1="12.648cm" svg:x2="8.343cm" svg:y2="11.829cm" draw:start-shape="id52" draw:start-glue-point="11" draw:end-shape="id53" draw:end-glue-point="7" svg:d="M7522 12648l821-819" svg:viewBox="0 0 822 820">
          <text:p/>
        </draw:connector>
        <draw:connector draw:style-name="gr2" draw:text-style-name="P2" draw:layer="layout" draw:type="line" svg:x1="11.526cm" svg:y1="11.832cm" svg:x2="12.341cm" svg:y2="12.647cm" draw:start-shape="id54" draw:start-glue-point="9" draw:end-shape="id55" draw:end-glue-point="5" svg:d="M11526 11832l815 815" svg:viewBox="0 0 816 816">
          <text:p/>
        </draw:connector>
        <draw:connector draw:style-name="gr2" draw:text-style-name="P2" draw:layer="layout" draw:type="line" svg:x1="11.525cm" svg:y1="9.651cm" svg:x2="12.34cm" svg:y2="8.826cm" draw:start-shape="id56" draw:start-glue-point="11" draw:end-shape="id57" draw:end-glue-point="7" svg:d="M11525 9651l815-825" svg:viewBox="0 0 816 826">
          <text:p/>
        </draw:connector>
        <draw:connector draw:style-name="gr2" draw:text-style-name="P2" draw:layer="layout" draw:type="line" svg:x1="7.556cm" svg:y1="8.735cm" svg:x2="12.303cm" svg:y2="8.736cm" draw:start-shape="id50" draw:start-glue-point="10" draw:end-shape="id57" draw:end-glue-point="6" svg:d="M7556 8735l4747 1" svg:viewBox="0 0 4748 2">
          <text:p/>
        </draw:connector>
        <draw:connector draw:style-name="gr2" draw:text-style-name="P2" draw:layer="layout" draw:type="line" svg:x1="8.561cm" svg:y1="9.74cm" svg:x2="11.308cm" svg:y2="9.741cm" draw:start-shape="id51" draw:start-glue-point="10" draw:end-shape="id56" draw:end-glue-point="6" svg:d="M8561 9740l2747 1" svg:viewBox="0 0 2748 2">
          <text:p/>
        </draw:connector>
        <draw:connector draw:style-name="gr2" draw:text-style-name="P2" draw:layer="layout" draw:type="line" svg:x1="7.429cm" svg:y1="8.862cm" svg:x2="7.432cm" svg:y2="12.611cm" draw:start-shape="id50" draw:start-glue-point="8" draw:end-shape="id52" draw:end-glue-point="4" svg:d="M7429 8862l3 3749" svg:viewBox="0 0 4 3750">
          <text:p/>
        </draw:connector>
        <draw:connector draw:style-name="gr2" draw:text-style-name="P2" draw:layer="layout" draw:type="line" svg:x1="8.433cm" svg:y1="11.612cm" svg:x2="8.434cm" svg:y2="9.867cm" draw:start-shape="id53" draw:start-glue-point="4" draw:end-shape="id51" draw:end-glue-point="8" svg:d="M8433 11612l1-1745" svg:viewBox="0 0 2 1746">
          <text:p/>
        </draw:connector>
        <draw:connector draw:style-name="gr2" draw:text-style-name="P2" draw:layer="layout" draw:type="line" svg:x1="7.559cm" svg:y1="12.738cm" svg:x2="12.304cm" svg:y2="12.737cm" draw:start-shape="id52" draw:start-glue-point="10" draw:end-shape="id55" draw:end-glue-point="6" svg:d="M7559 12738l4745-1" svg:viewBox="0 0 4746 2">
          <text:p/>
        </draw:connector>
        <draw:connector draw:style-name="gr2" draw:text-style-name="P2" draw:layer="layout" draw:type="line" svg:x1="8.56cm" svg:y1="11.739cm" svg:x2="11.309cm" svg:y2="11.742cm" draw:start-shape="id53" draw:start-glue-point="10" draw:end-shape="id54" draw:end-glue-point="6" svg:d="M8560 11739l2749 3" svg:viewBox="0 0 2750 4">
          <text:p/>
        </draw:connector>
        <draw:connector draw:style-name="gr2" draw:text-style-name="P2" draw:layer="layout" draw:type="line" svg:x1="11.435cm" svg:y1="9.868cm" svg:x2="11.436cm" svg:y2="11.615cm" draw:start-shape="id56" draw:start-glue-point="8" draw:end-shape="id54" draw:end-glue-point="4" svg:d="M11435 9868l1 1747" svg:viewBox="0 0 2 1748">
          <text:p/>
        </draw:connector>
        <draw:connector draw:style-name="gr2" draw:text-style-name="P2" draw:layer="layout" draw:type="line" svg:x1="12.431cm" svg:y1="12.61cm" svg:x2="12.43cm" svg:y2="8.863cm" draw:start-shape="id55" draw:start-glue-point="4" draw:end-shape="id57" draw:end-glue-point="8" svg:d="M12431 12610l-1-3747" svg:viewBox="0 0 2 3748">
          <text:p/>
        </draw:connector>
        <draw:frame draw:style-name="gr3" draw:text-style-name="P3" draw:layer="layout" svg:width="0.849cm" svg:height="0.725cm" svg:x="7.075cm" svg:y="7.958cm">
          <draw:text-box>
            <text:p text:style-name="P4"><text:span text:style-name="T3">v</text:span><text:span text:style-name="T2">1</text:span></text:p>
          </draw:text-box>
        </draw:frame>
        <draw:frame draw:style-name="gr3" draw:text-style-name="P3" draw:layer="layout" svg:width="0.849cm" svg:height="0.725cm" svg:x="12.075cm" svg:y="7.959cm">
          <draw:text-box>
            <text:p text:style-name="P4"><text:span text:style-name="T3">v</text:span><text:span text:style-name="T2">2</text:span></text:p>
          </draw:text-box>
        </draw:frame>
        <draw:frame draw:style-name="gr3" draw:text-style-name="P3" draw:layer="layout" svg:width="0.849cm" svg:height="0.725cm" svg:x="12.075cm" svg:y="12.76cm">
          <draw:text-box>
            <text:p text:style-name="P4"><text:span text:style-name="T3">v</text:span><text:span text:style-name="T2">3</text:span></text:p>
          </draw:text-box>
        </draw:frame>
        <draw:frame draw:style-name="gr3" draw:text-style-name="P3" draw:layer="layout" svg:width="0.849cm" svg:height="0.725cm" svg:x="7.075cm" svg:y="12.761cm">
          <draw:text-box>
            <text:p text:style-name="P4"><text:span text:style-name="T3">v</text:span><text:span text:style-name="T2">4</text:span></text:p>
          </draw:text-box>
        </draw:frame>
        <draw:frame draw:style-name="gr3" draw:text-style-name="P3" draw:layer="layout" svg:width="0.849cm" svg:height="0.725cm" svg:x="8.376cm" svg:y="11.062cm">
          <draw:text-box>
            <text:p text:style-name="P4"><text:span text:style-name="T3">v</text:span><text:span text:style-name="T2">5</text:span></text:p>
          </draw:text-box>
        </draw:frame>
        <draw:frame draw:style-name="gr3" draw:text-style-name="P3" draw:layer="layout" svg:width="0.849cm" svg:height="0.725cm" svg:x="10.677cm" svg:y="11.063cm">
          <draw:text-box>
            <text:p text:style-name="P4"><text:span text:style-name="T3">v</text:span><text:span text:style-name="T2">8</text:span></text:p>
          </draw:text-box>
        </draw:frame>
        <draw:frame draw:style-name="gr3" draw:text-style-name="P3" draw:layer="layout" svg:width="0.849cm" svg:height="0.725cm" svg:x="10.678cm" svg:y="9.664cm">
          <draw:text-box>
            <text:p text:style-name="P4"><text:span text:style-name="T3">v</text:span><text:span text:style-name="T2">7</text:span></text:p>
          </draw:text-box>
        </draw:frame>
        <draw:frame draw:style-name="gr3" draw:text-style-name="P3" draw:layer="layout" svg:width="0.849cm" svg:height="0.725cm" svg:x="8.379cm" svg:y="9.665cm">
          <draw:text-box>
            <text:p text:style-name="P4"><text:span text:style-name="T3">v</text:span><text:span text:style-name="T2">6</text:span></text:p>
          </draw:text-box>
        </draw:frame>
      </draw:page>
      <draw:page draw:name="page5" draw:style-name="dp1" draw:master-page-name="Default">
        <draw:custom-shape draw:style-name="gr1" draw:text-style-name="P1" xml:id="id58" draw:id="id58" draw:layer="layout" svg:width="0.254cm" svg:height="0.254cm" svg:x="8.37cm" svg:y="2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9" draw:id="id59" draw:layer="layout" svg:width="0.254cm" svg:height="0.254cm" svg:x="10.771cm" svg:y="4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3" draw:id="id63" draw:layer="layout" svg:width="0.254cm" svg:height="0.254cm" svg:x="13.281cm" svg:y="8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2" draw:id="id62" draw:layer="layout" svg:width="0.254cm" svg:height="0.254cm" svg:x="11.282cm" svg:y="8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1" draw:id="id61" draw:layer="layout" svg:width="0.254cm" svg:height="0.254cm" svg:x="12.283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4" draw:id="id64" draw:layer="layout" svg:width="0.254cm" svg:height="0.254cm" svg:x="9.284cm" svg:y="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5" draw:id="id65" draw:layer="layout" svg:width="0.254cm" svg:height="0.254cm" svg:x="7.288cm" svg:y="6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0" draw:id="id60" draw:layer="layout" svg:width="0.254cm" svg:height="0.254cm" svg:x="6.289cm" svg:y="4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6" draw:id="id66" draw:layer="layout" svg:width="0.254cm" svg:height="0.254cm" svg:x="5.29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8.587cm" svg:y1="2.804cm" svg:x2="10.898cm" svg:y2="4.588cm" draw:start-shape="id58" draw:start-glue-point="9" draw:end-shape="id59" draw:end-glue-point="4" svg:d="M8587 2804l2311 1784" svg:viewBox="0 0 2312 1785">
          <text:p/>
        </draw:connector>
        <draw:connector draw:style-name="gr2" draw:text-style-name="P2" draw:layer="layout" draw:type="line" svg:x1="8.407cm" svg:y1="2.804cm" svg:x2="6.506cm" svg:y2="4.643cm" draw:start-shape="id58" draw:start-glue-point="7" draw:end-shape="id60" draw:end-glue-point="11" svg:d="M8407 2804l-1901 1839" svg:viewBox="0 0 1902 1840">
          <text:p/>
        </draw:connector>
        <draw:connector draw:style-name="gr2" draw:text-style-name="P2" draw:layer="layout" draw:type="line" svg:x1="12.32cm" svg:y1="6.817cm" svg:x2="11.409cm" svg:y2="8.599cm" draw:start-shape="id61" draw:start-glue-point="7" draw:end-shape="id62" draw:end-glue-point="4" svg:d="M12320 6817l-911 1782" svg:viewBox="0 0 912 1783">
          <text:p/>
        </draw:connector>
        <draw:connector draw:style-name="gr2" draw:text-style-name="P2" draw:layer="layout" draw:type="line" svg:x1="12.5cm" svg:y1="6.817cm" svg:x2="13.408cm" svg:y2="8.598cm" draw:start-shape="id61" draw:start-glue-point="9" draw:end-shape="id63" draw:end-glue-point="4" svg:d="M12500 6817l908 1781" svg:viewBox="0 0 909 1782">
          <text:p/>
        </draw:connector>
        <draw:connector draw:style-name="gr2" draw:text-style-name="P2" draw:layer="layout" draw:type="line" svg:x1="10.988cm" svg:y1="4.805cm" svg:x2="12.41cm" svg:y2="6.6cm" draw:start-shape="id59" draw:start-glue-point="9" draw:end-shape="id61" draw:end-glue-point="4" svg:d="M10988 4805l1422 1795" svg:viewBox="0 0 1423 1796">
          <text:p/>
        </draw:connector>
        <draw:connector draw:style-name="gr2" draw:text-style-name="P2" draw:layer="layout" draw:type="line" svg:x1="10.808cm" svg:y1="4.805cm" svg:x2="9.411cm" svg:y2="6.601cm" draw:start-shape="id59" draw:start-glue-point="7" draw:end-shape="id64" draw:end-glue-point="4" svg:d="M10808 4805l-1397 1796" svg:viewBox="0 0 1398 1797">
          <text:p/>
        </draw:connector>
        <draw:connector draw:style-name="gr2" draw:text-style-name="P2" draw:layer="layout" draw:type="line" svg:x1="6.506cm" svg:y1="4.823cm" svg:x2="7.415cm" svg:y2="6.605cm" draw:start-shape="id60" draw:start-glue-point="9" draw:end-shape="id65" draw:end-glue-point="4" svg:d="M6506 4823l909 1782" svg:viewBox="0 0 910 1783">
          <text:p/>
        </draw:connector>
        <draw:connector draw:style-name="gr2" draw:text-style-name="P2" draw:layer="layout" draw:type="line" svg:x1="6.326cm" svg:y1="4.823cm" svg:x2="5.417cm" svg:y2="6.607cm" draw:start-shape="id60" draw:start-glue-point="7" draw:end-shape="id66" draw:end-glue-point="4" svg:d="M6326 4823l-909 1784" svg:viewBox="0 0 910 1785">
          <text:p/>
        </draw:connector>
        <draw:frame draw:style-name="gr3" draw:text-style-name="P3" draw:layer="layout" svg:width="0.739cm" svg:height="0.725cm" svg:x="8.118cm" svg:y="1.956cm">
          <draw:text-box>
            <text:p><text:span text:style-name="T1">a</text:span></text:p>
          </draw:text-box>
        </draw:frame>
        <draw:frame draw:style-name="gr3" draw:text-style-name="P3" draw:layer="layout" svg:width="0.739cm" svg:height="0.725cm" svg:x="5.677cm" svg:y="4.357cm">
          <draw:text-box>
            <text:p><text:span text:style-name="T1">b</text:span></text:p>
          </draw:text-box>
        </draw:frame>
        <draw:frame draw:style-name="gr3" draw:text-style-name="P3" draw:layer="layout" svg:width="0.714cm" svg:height="0.725cm" svg:x="10.178cm" svg:y="4.358cm">
          <draw:text-box>
            <text:p><text:span text:style-name="T1">c</text:span></text:p>
          </draw:text-box>
        </draw:frame>
        <draw:frame draw:style-name="gr3" draw:text-style-name="P3" draw:layer="layout" svg:width="0.714cm" svg:height="0.725cm" svg:x="5.04cm" svg:y="6.759cm">
          <draw:text-box>
            <text:p><text:span text:style-name="T1">c</text:span></text:p>
          </draw:text-box>
        </draw:frame>
        <draw:frame draw:style-name="gr3" draw:text-style-name="P3" draw:layer="layout" svg:width="0.739cm" svg:height="0.725cm" svg:x="12.381cm" svg:y="6.361cm">
          <draw:text-box>
            <text:p><text:span text:style-name="T1">g</text:span></text:p>
          </draw:text-box>
        </draw:frame>
        <draw:frame draw:style-name="gr3" draw:text-style-name="P3" draw:layer="layout" svg:width="0.714cm" svg:height="0.725cm" svg:x="13.046cm" svg:y="8.765cm">
          <draw:text-box>
            <text:p><text:span text:style-name="T1">k</text:span></text:p>
          </draw:text-box>
        </draw:frame>
        <draw:frame draw:style-name="gr3" draw:text-style-name="P3" draw:layer="layout" svg:width="0.739cm" svg:height="0.725cm" svg:x="7.041cm" svg:y="6.76cm">
          <draw:text-box>
            <text:p><text:span text:style-name="T1">d</text:span></text:p>
          </draw:text-box>
        </draw:frame>
        <draw:custom-shape draw:style-name="gr1" draw:text-style-name="P1" xml:id="id68" draw:id="id68" draw:layer="layout" svg:width="0.254cm" svg:height="0.254cm" svg:x="10.281cm" svg:y="8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7" draw:id="id67" draw:layer="layout" svg:width="0.254cm" svg:height="0.254cm" svg:x="8.282cm" svg:y="8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739cm" svg:height="0.725cm" svg:x="8.045cm" svg:y="8.755cm">
          <draw:text-box>
            <text:p><text:span text:style-name="T1">h</text:span></text:p>
          </draw:text-box>
        </draw:frame>
        <draw:frame draw:style-name="gr3" draw:text-style-name="P3" draw:layer="layout" svg:width="0.595cm" svg:height="0.725cm" svg:x="10.046cm" svg:y="8.756cm">
          <draw:text-box>
            <text:p><text:span text:style-name="T1">i</text:span></text:p>
          </draw:text-box>
        </draw:frame>
        <draw:custom-shape draw:style-name="gr1" draw:text-style-name="P1" xml:id="id70" draw:id="id70" draw:layer="layout" svg:width="0.254cm" svg:height="0.254cm" svg:x="12.281cm" svg:y="10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9" draw:id="id69" draw:layer="layout" svg:width="0.254cm" svg:height="0.254cm" svg:x="10.282cm" svg:y="10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595cm" svg:height="0.725cm" svg:x="10.045cm" svg:y="10.755cm">
          <draw:text-box>
            <text:p><text:span text:style-name="T1">l</text:span></text:p>
          </draw:text-box>
        </draw:frame>
        <draw:frame draw:style-name="gr3" draw:text-style-name="P3" draw:layer="layout" svg:width="0.853cm" svg:height="0.725cm" svg:x="12.046cm" svg:y="10.756cm">
          <draw:text-box>
            <text:p><text:span text:style-name="T1">m</text:span></text:p>
          </draw:text-box>
        </draw:frame>
        <draw:connector draw:style-name="gr2" draw:text-style-name="P2" draw:layer="layout" draw:type="line" svg:x1="9.321cm" svg:y1="6.818cm" svg:x2="8.409cm" svg:y2="8.59cm" draw:start-shape="id64" draw:start-glue-point="7" draw:end-shape="id67" draw:end-glue-point="4" svg:d="M9321 6818l-912 1772" svg:viewBox="0 0 913 1773">
          <text:p/>
        </draw:connector>
        <draw:connector draw:style-name="gr2" draw:text-style-name="P2" draw:layer="layout" draw:type="line" svg:x1="9.501cm" svg:y1="6.818cm" svg:x2="10.408cm" svg:y2="8.589cm" draw:start-shape="id64" draw:start-glue-point="9" draw:end-shape="id68" draw:end-glue-point="4" svg:d="M9501 6818l907 1771" svg:viewBox="0 0 908 1772">
          <text:p/>
        </draw:connector>
        <draw:connector draw:style-name="gr2" draw:text-style-name="P2" draw:layer="layout" draw:type="line" svg:x1="11.319cm" svg:y1="8.816cm" svg:x2="10.409cm" svg:y2="10.59cm" draw:start-shape="id62" draw:start-glue-point="7" draw:end-shape="id69" draw:end-glue-point="4" svg:d="M11319 8816l-910 1774" svg:viewBox="0 0 911 1775">
          <text:p/>
        </draw:connector>
        <draw:connector draw:style-name="gr2" draw:text-style-name="P2" draw:layer="layout" draw:type="line" svg:x1="11.499cm" svg:y1="8.816cm" svg:x2="12.408cm" svg:y2="10.589cm" draw:start-shape="id62" draw:start-glue-point="9" draw:end-shape="id70" draw:end-glue-point="4" svg:d="M11499 8816l909 1773" svg:viewBox="0 0 910 1774">
          <text:p/>
        </draw:connector>
        <draw:frame draw:style-name="gr3" draw:text-style-name="P3" draw:layer="layout" svg:width="0.621cm" svg:height="0.725cm" svg:x="9.382cm" svg:y="6.362cm">
          <draw:text-box>
            <text:p><text:span text:style-name="T1">f</text:span></text:p>
          </draw:text-box>
        </draw:frame>
        <draw:frame draw:style-name="gr3" draw:text-style-name="P3" draw:layer="layout" svg:width="0.595cm" svg:height="0.725cm" svg:x="11.383cm" svg:y="8.363cm">
          <draw:text-box>
            <text:p><text:span text:style-name="T1">j</text:span></text:p>
          </draw:text-box>
        </draw:frame>
      </draw:page>
      <draw:page draw:name="page6" draw:style-name="dp1" draw:master-page-name="Default">
        <draw:custom-shape draw:style-name="gr1" draw:text-style-name="P5" xml:id="id78" draw:id="id78" draw:layer="layout" svg:width="0.254cm" svg:height="0.254cm" svg:x="8.371cm" svg:y="2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7" draw:layer="layout" svg:width="2.466cm" svg:height="0.683cm" svg:x="8.519cm" svg:y="2.366cm">
          <draw:text-box>
            <text:p text:style-name="P6"><text:span text:style-name="T4">C</text:span><text:span text:style-name="T4">o</text:span><text:span text:style-name="T4">m</text:span><text:span text:style-name="T4">p</text:span><text:span text:style-name="T4">l</text:span><text:span text:style-name="T4">e</text:span><text:span text:style-name="T4">ti</text:span><text:span text:style-name="T4">o</text:span><text:span text:style-name="T4">n</text:span></text:p>
          </draw:text-box>
        </draw:frame>
        <draw:custom-shape draw:style-name="gr1" draw:text-style-name="P5" xml:id="id77" draw:id="id77" draw:layer="layout" svg:width="0.254cm" svg:height="0.254cm" svg:x="8.372cm" svg:y="3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xml:id="id76" draw:id="id76" draw:layer="layout" svg:width="0.254cm" svg:height="0.254cm" svg:x="8.373cm" svg:y="4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0.254cm" svg:height="0.254cm" svg:x="8.374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xml:id="id74" draw:id="id74" draw:layer="layout" svg:width="0.254cm" svg:height="0.254cm" svg:x="8.375cm" svg:y="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xml:id="id75" draw:id="id75" draw:layer="layout" svg:width="0.254cm" svg:height="0.254cm" svg:x="8.375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xml:id="id73" draw:id="id73" draw:layer="layout" svg:width="0.254cm" svg:height="0.254cm" svg:x="8.375cm" svg:y="7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xml:id="id72" draw:id="id72" draw:layer="layout" svg:width="0.254cm" svg:height="0.254cm" svg:x="8.376cm" svg:y="8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xml:id="id71" draw:id="id71" draw:layer="layout" svg:width="0.254cm" svg:height="0.254cm" svg:x="8.377cm" svg:y="9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xml:id="id80" draw:id="id80" draw:layer="layout" svg:width="0.254cm" svg:height="0.254cm" svg:x="10.376cm" svg:y="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xml:id="id79" draw:id="id79" draw:layer="layout" svg:width="0.254cm" svg:height="0.254cm" svg:x="6.377cm" svg:y="6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xml:id="id82" draw:id="id82" draw:layer="layout" svg:width="0.254cm" svg:height="0.254cm" svg:x="5.378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xml:id="id81" draw:id="id81" draw:layer="layout" svg:width="0.254cm" svg:height="0.254cm" svg:x="12.376cm" svg:y="7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8" draw:layer="layout" draw:type="line" svg:x1="8.504cm" svg:y1="9.603cm" svg:x2="8.503cm" svg:y2="8.856cm" draw:start-shape="id71" draw:start-glue-point="4" draw:end-shape="id72" draw:end-glue-point="8" svg:d="M8504 9603l-1-747" svg:viewBox="0 0 2 748">
          <text:p/>
        </draw:connector>
        <draw:connector draw:style-name="gr2" draw:text-style-name="P8" draw:layer="layout" draw:type="line" svg:x1="8.503cm" svg:y1="8.602cm" svg:x2="8.502cm" svg:y2="7.855cm" draw:start-shape="id72" draw:start-glue-point="4" draw:end-shape="id73" draw:end-glue-point="8" svg:d="M8503 8602l-1-747" svg:viewBox="0 0 2 748">
          <text:p/>
        </draw:connector>
        <draw:connector draw:style-name="gr2" draw:text-style-name="P8" draw:layer="layout" draw:type="line" svg:x1="8.502cm" svg:y1="7.601cm" svg:x2="8.502cm" svg:y2="6.855cm" draw:start-shape="id73" draw:start-glue-point="4" draw:end-shape="id74" draw:end-glue-point="8" svg:d="M8502 7601v-746" svg:viewBox="0 0 1 747">
          <text:p/>
        </draw:connector>
        <draw:connector draw:style-name="gr2" draw:text-style-name="P8" draw:layer="layout" draw:type="line" svg:x1="8.502cm" svg:y1="6.601cm" svg:x2="8.502cm" svg:y2="5.855cm" draw:start-shape="id74" draw:start-glue-point="4" draw:end-shape="id75" draw:end-glue-point="8" svg:d="M8502 6601v-746" svg:viewBox="0 0 1 747">
          <text:p/>
        </draw:connector>
        <draw:connector draw:style-name="gr2" draw:text-style-name="P8" draw:layer="layout" draw:type="line" svg:x1="8.502cm" svg:y1="5.601cm" svg:x2="8.5cm" svg:y2="4.853cm" draw:start-shape="id75" draw:start-glue-point="4" draw:end-shape="id76" draw:end-glue-point="8" svg:d="M8502 5601l-2-748" svg:viewBox="0 0 3 749">
          <text:p/>
        </draw:connector>
        <draw:connector draw:style-name="gr2" draw:text-style-name="P8" draw:layer="layout" draw:type="line" svg:x1="8.5cm" svg:y1="4.599cm" svg:x2="8.499cm" svg:y2="3.852cm" draw:start-shape="id76" draw:start-glue-point="4" draw:end-shape="id77" draw:end-glue-point="8" svg:d="M8500 4599l-1-747" svg:viewBox="0 0 2 748">
          <text:p/>
        </draw:connector>
        <draw:connector draw:style-name="gr2" draw:text-style-name="P8" draw:layer="layout" draw:type="line" svg:x1="8.499cm" svg:y1="3.598cm" svg:x2="8.498cm" svg:y2="2.851cm" draw:start-shape="id77" draw:start-glue-point="4" draw:end-shape="id78" draw:end-glue-point="8" svg:d="M8499 3598l-1-747" svg:viewBox="0 0 2 748">
          <text:p/>
        </draw:connector>
        <draw:connector draw:style-name="gr2" draw:text-style-name="P8" draw:layer="layout" draw:type="line" svg:x1="8.412cm" svg:y1="7.638cm" svg:x2="6.594cm" svg:y2="6.82cm" draw:start-shape="id73" draw:start-glue-point="5" draw:end-shape="id79" draw:end-glue-point="9" svg:d="M8412 7638l-1818-818" svg:viewBox="0 0 1819 819">
          <text:p/>
        </draw:connector>
        <draw:connector draw:style-name="gr2" draw:text-style-name="P8" draw:layer="layout" draw:type="line" svg:x1="6.594cm" svg:y1="6.64cm" svg:x2="8.412cm" svg:y2="5.818cm" draw:start-shape="id79" draw:start-glue-point="11" draw:end-shape="id75" draw:end-glue-point="7" svg:d="M6594 6640l1818-822" svg:viewBox="0 0 1819 823">
          <text:p/>
        </draw:connector>
        <draw:connector draw:style-name="gr2" draw:text-style-name="P8" draw:layer="layout" draw:type="line" svg:x1="8.592cm" svg:y1="5.818cm" svg:x2="10.413cm" svg:y2="6.639cm" draw:start-shape="id75" draw:start-glue-point="9" draw:end-shape="id80" draw:end-glue-point="5" svg:d="M8592 5818l1821 821" svg:viewBox="0 0 1822 822">
          <text:p/>
        </draw:connector>
        <draw:connector draw:style-name="gr2" draw:text-style-name="P8" draw:layer="layout" draw:type="line" svg:x1="8.592cm" svg:y1="7.638cm" svg:x2="10.413cm" svg:y2="6.819cm" draw:start-shape="id73" draw:start-glue-point="11" draw:end-shape="id80" draw:end-glue-point="7" svg:d="M8592 7638l1821-819" svg:viewBox="0 0 1822 820">
          <text:p/>
        </draw:connector>
        <draw:connector draw:style-name="gr2" draw:text-style-name="P8" draw:layer="layout" draw:type="line" svg:x1="8.593cm" svg:y1="8.639cm" svg:x2="12.376cm" svg:y2="7.729cm" draw:start-shape="id72" draw:start-glue-point="11" draw:end-shape="id81" draw:end-glue-point="6" svg:d="M8593 8639l3783-910" svg:viewBox="0 0 3784 911">
          <text:p/>
        </draw:connector>
        <draw:connector draw:style-name="gr2" draw:text-style-name="P8" draw:layer="layout" draw:type="line" svg:x1="12.413cm" svg:y1="7.639cm" svg:x2="8.589cm" svg:y2="3.815cm" draw:start-shape="id81" draw:start-glue-point="5" draw:end-shape="id77" draw:end-glue-point="9" svg:d="M12413 7639l-3824-3824" svg:viewBox="0 0 3825 3825">
          <text:p/>
        </draw:connector>
        <draw:connector draw:style-name="gr2" draw:text-style-name="P8" draw:layer="layout" draw:type="line" svg:x1="5.595cm" svg:y1="6.641cm" svg:x2="8.41cm" svg:y2="4.816cm" draw:start-shape="id82" draw:start-glue-point="11" draw:end-shape="id76" draw:end-glue-point="7" svg:d="M5595 6641l2815-1825" svg:viewBox="0 0 2816 1826">
          <text:p/>
        </draw:connector>
        <draw:connector draw:style-name="gr2" draw:text-style-name="P8" draw:layer="layout" draw:type="line" svg:x1="5.595cm" svg:y1="6.821cm" svg:x2="8.375cm" svg:y2="7.728cm" draw:start-shape="id82" draw:start-glue-point="9" draw:end-shape="id73" draw:end-glue-point="6" svg:d="M5595 6821l2780 907" svg:viewBox="0 0 2781 908">
          <text:p/>
        </draw:connector>
        <draw:frame draw:style-name="gr3" draw:text-style-name="P7" draw:layer="layout" svg:width="1.467cm" svg:height="0.683cm" svg:x="8.472cm" svg:y="3.34cm">
          <draw:text-box>
            <text:p text:style-name="P6"><text:span text:style-name="T4">β</text:span><text:span text:style-name="T4"> </text:span><text:span text:style-name="T4">t</text:span><text:span text:style-name="T4">e</text:span><text:span text:style-name="T4">s</text:span><text:span text:style-name="T4">t</text:span></text:p>
          </draw:text-box>
        </draw:frame>
        <draw:frame draw:style-name="gr3" draw:text-style-name="P7" draw:layer="layout" svg:width="1.467cm" svg:height="0.683cm" svg:x="6.972cm" svg:y="4.341cm">
          <draw:text-box>
            <text:p text:style-name="P6"><text:span text:style-name="T4">α </text:span><text:span text:style-name="T4">te</text:span><text:span text:style-name="T4">st</text:span></text:p>
          </draw:text-box>
        </draw:frame>
        <draw:frame draw:style-name="gr3" draw:text-style-name="P10" draw:layer="layout" svg:width="3.622cm" svg:height="0.683cm" svg:x="8.419cm" svg:y="5.167cm">
          <draw:text-box>
            <text:p text:style-name="P9"><text:span text:style-name="T4">Integrate modules</text:span></text:p>
          </draw:text-box>
        </draw:frame>
        <draw:frame draw:style-name="gr3" draw:text-style-name="P10" draw:layer="layout" svg:width="3.698cm" svg:height="0.683cm" svg:x="10.519cm" svg:y="6.368cm">
          <draw:text-box>
            <text:p text:style-name="P9"><text:span text:style-name="T4">Develop module C</text:span></text:p>
          </draw:text-box>
        </draw:frame>
        <draw:frame draw:style-name="gr3" draw:text-style-name="P10" draw:layer="layout" svg:width="2.043cm" svg:height="1.115cm" svg:x="12.52cm" svg:y="7.369cm">
          <draw:text-box>
            <text:p text:style-name="P9"><text:span text:style-name="T4">Set up</text:span><text:span text:style-name="T4"><text:line-break/></text:span><text:span text:style-name="T4">test sites</text:span></text:p>
          </draw:text-box>
        </draw:frame>
        <draw:frame draw:style-name="gr3" draw:text-style-name="P12" draw:layer="layout" svg:width="5.561cm" svg:height="0.683cm" svg:x="8.52cm" svg:y="8.569cm">
          <draw:text-box>
            <text:p text:style-name="P11"><text:span text:style-name="T4">Write functional requirements</text:span></text:p>
          </draw:text-box>
        </draw:frame>
        <draw:frame draw:style-name="gr3" draw:text-style-name="P12" draw:layer="layout" svg:width="4.333cm" svg:height="0.683cm" svg:x="8.52cm" svg:y="9.369cm">
          <draw:text-box>
            <text:p text:style-name="P11"><text:span text:style-name="T5">D</text:span><text:span text:style-name="T5">e</text:span><text:span text:style-name="T5">t</text:span><text:span text:style-name="T5">e</text:span><text:span text:style-name="T5">r</text:span><text:span text:style-name="T5">m</text:span><text:span text:style-name="T5">i</text:span><text:span text:style-name="T5">n</text:span><text:span text:style-name="T5">e </text:span><text:span text:style-name="T5">u</text:span><text:span text:style-name="T5">s</text:span><text:span text:style-name="T5">e</text:span><text:span text:style-name="T5">r </text:span><text:span text:style-name="T5">n</text:span><text:span text:style-name="T5">e</text:span><text:span text:style-name="T5">e</text:span><text:span text:style-name="T5">d</text:span><text:span text:style-name="T5">s</text:span></text:p>
          </draw:text-box>
        </draw:frame>
        <draw:frame draw:style-name="gr4" draw:text-style-name="P10" draw:layer="layout" svg:width="3.677cm" svg:height="0.683cm" svg:x="9.82cm" svg:y="5.769cm">
          <draw:text-box>
            <text:p text:style-name="P9"><text:span text:style-name="T4">Develop module B</text:span></text:p>
          </draw:text-box>
        </draw:frame>
        <draw:connector draw:style-name="gr5" draw:text-style-name="P2" draw:layer="layout" draw:type="line" svg:x1="9.965cm" svg:y1="6.102cm" svg:x2="8.697cm" svg:y2="6.631cm" svg:d="M9965 6102l-1268 529" svg:viewBox="0 0 1269 530">
          <text:p/>
        </draw:connector>
        <draw:frame draw:style-name="gr4" draw:text-style-name="P12" xml:id="id83" draw:id="id83" draw:layer="layout" svg:width="3.677cm" svg:height="0.683cm" svg:x="3.021cm" svg:y="5.17cm">
          <draw:text-box>
            <text:p text:style-name="P11"><text:span text:style-name="T4">Develop module A</text:span></text:p>
          </draw:text-box>
        </draw:frame>
        <draw:connector draw:style-name="gr5" draw:text-style-name="P2" draw:layer="layout" draw:type="line" svg:x1="4.859cm" svg:y1="5.853cm" svg:x2="6.264cm" svg:y2="6.58cm" draw:start-shape="id83" draw:start-glue-point="2" svg:d="M4859 5853l1405 727" svg:viewBox="0 0 1406 728">
          <text:p/>
        </draw:connector>
        <draw:frame draw:style-name="gr3" draw:text-style-name="P12" draw:layer="layout" svg:width="3.118cm" svg:height="1.115cm" svg:x="2.421cm" svg:y="5.97cm">
          <draw:text-box>
            <text:p text:style-name="P11"><text:span text:style-name="T4">Write</text:span><text:span text:style-name="T4"><text:line-break/></text:span><text:span text:style-name="T4">Documentation</text:span></text:p>
          </draw:text-box>
        </draw:frame>
        <draw:frame draw:style-name="gr3" draw:text-style-name="P12" draw:layer="layout" svg:width="3.271cm" svg:height="1.115cm" svg:x="5.321cm" svg:y="7.571cm">
          <draw:text-box>
            <text:p text:style-name="P11"><text:span text:style-name="T4">Develop system</text:span><text:span text:style-name="T4"><text:line-break/></text:span><text:span text:style-name="T4">requirement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29T08:40:34.192512175</meta:creation-date>
    <dc:date>2022-04-29T09:49:58.767297561</dc:date>
    <meta:editing-duration>PT2M27S</meta:editing-duration>
    <meta:editing-cycles>1</meta:editing-cycles>
    <meta:document-statistic meta:object-count="289"/>
    <meta:generator>LibreOffice/7.2.5.2$Linux_X86_64 LibreOffice_project/20$Build-2</meta:generator>
  </office:meta>
</office:document-meta>
</file>